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394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402cm" fo:min-width="4.5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cm" fo:min-width="11.46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14cm" fo:min-width="4.6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14cm" fo:min-width="9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7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line-height="150%"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line-height="150%" fo:text-align="center"/>
    </style:style>
    <style:style style:name="P13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6666ff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558cm" svg:y1="0.708cm" svg:x2="19.558cm" svg:y2="16.71cm">
          <text:p/>
        </draw:line>
        <draw:custom-shape draw:style-name="gr2" draw:text-style-name="P3" draw:layer="layout" svg:width="4.572cm" svg:height="3.556cm" svg:x="0.762cm" svg:y="0.108cm">
          <text:p text:style-name="P2"><text:span text:style-name="T1">net_device</text:span></text:p>
          <text:p text:style-name="P2"><text:span text:style-name="T2">(vif1.0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72cm" svg:height="5.644cm" svg:x="0.762cm" svg:y="3.608cm">
          <text:p text:style-name="P4"><text:span text:style-name="T1">xenvif</text:span></text:p>
          <text:list text:style-name="L1">
            <text:list-item>
              <text:p text:style-name="P5"><text:span text:style-name="T3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302cm" svg:x="16.256cm" svg:y="4.28cm">
          <text:p text:style-name="P2">RX Ring Buffer </text:p>
          <text:p text:style-name="P2">queue 0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5.874cm" svg:height="1.276cm" svg:x="0.508cm" svg:y="10.922cm">
          <draw:text-box>
            <text:p><text:span text:style-name="T4">xen-netback</text:span></text:p>
          </draw:text-box>
        </draw:frame>
        <draw:frame draw:style-name="gr6" draw:text-style-name="P9" draw:layer="layout" svg:width="11.962cm" svg:height="3.17cm" svg:x="5.588cm" svg:y="1.124cm">
          <draw:text-box>
            <text:p text:style-name="P8"><text:span text:style-name="T5">.ndo_start_xmit = </text:span><text:span text:style-name="T6">xenvif_start_xmit</text:span></text:p>
            <text:list text:style-name="L2">
              <text:list-item>
                <text:p text:style-name="P8"><text:span text:style-name="T7">Select a queue for the skb to be sent</text:span></text:p>
              </text:list-item>
              <text:list-item>
                <text:p text:style-name="P8"><text:span text:style-name="T7">Wake up the queue’s kthread</text:span></text:p>
              </text:list-item>
            </text:list>
          </draw:text-box>
        </draw:frame>
        <draw:custom-shape draw:style-name="gr7" draw:text-style-name="P10" draw:layer="layout" svg:width="5.334cm" svg:height="2.286cm" svg:x="10.16cm" svg:y="5.026cm">
          <text:p text:style-name="P2">kthread</text:p>
          <text:p text:style-name="P2">vif1.0-q0-guest-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2.286cm" svg:x="10.161cm" svg:y="8.327cm">
          <text:p text:style-name="P2">kthread</text:p>
          <text:p text:style-name="P2">vif3.0-q0-guest-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2.286cm" svg:x="10.162cm" svg:y="8.328cm">
          <text:p text:style-name="P2">kthread</text:p>
          <text:p text:style-name="P2">vif1.0-q1-guest-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2.286cm" svg:x="10.162cm" svg:y="12.328cm">
          <text:p text:style-name="P2">kthread</text:p>
          <text:p text:style-name="P2">vif1.0-q[n]-guest-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848cm" svg:height="0.962cm" svg:x="11.938cm" svg:y="10.968cm">
          <draw:text-box>
            <text:p>… ...</text:p>
          </draw:text-box>
        </draw:frame>
        <draw:line draw:style-name="gr9" draw:text-style-name="P1" draw:layer="layout" svg:x1="7.112cm" svg:y1="4.68cm" svg:x2="7.112cm" svg:y2="13.316cm">
          <text:p/>
        </draw:line>
        <draw:line draw:style-name="gr10" draw:text-style-name="P1" draw:layer="layout" svg:x1="7.112cm" svg:y1="9.498cm" svg:x2="10.162cm" svg:y2="9.498cm">
          <text:p/>
        </draw:line>
        <draw:line draw:style-name="gr10" draw:text-style-name="P1" draw:layer="layout" svg:x1="7.112cm" svg:y1="6.098cm" svg:x2="10.162cm" svg:y2="6.098cm">
          <text:p/>
        </draw:line>
        <draw:line draw:style-name="gr10" draw:text-style-name="P1" draw:layer="layout" svg:x1="7.112cm" svg:y1="13.298cm" svg:x2="10.162cm" svg:y2="13.298cm">
          <text:p/>
        </draw:line>
        <draw:custom-shape draw:style-name="gr4" draw:text-style-name="P2" draw:layer="layout" svg:width="6.35cm" svg:height="3.302cm" svg:x="16.257cm" svg:y="7.981cm">
          <text:p text:style-name="P2">RX Ring Buffer </text:p>
          <text:p text:style-name="P2">queue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6.35cm" svg:height="3.302cm" svg:x="16.257cm" svg:y="12.081cm">
          <text:p text:style-name="P2">RX Ring Buffer </text:p>
          <text:p text:style-name="P2">queue [n]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2" draw:layer="layout" svg:width="9.906cm" svg:height="2.286cm" svg:x="23.876cm" svg:y="4.68cm">
          <text:p text:style-name="P4">xennet_rx_interrupt</text:p>
          <text:p text:style-name="P4">queue[0].napi-&gt;poll=<text:span text:style-name="T8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9.906cm" svg:height="2.286cm" svg:x="23.877cm" svg:y="8.481cm">
          <text:p text:style-name="P4">xennet_rx_interrupt</text:p>
          <text:p text:style-name="P4">queue[1].napi-&gt;poll=<text:span text:style-name="T8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9.906cm" svg:height="2.286cm" svg:x="23.878cm" svg:y="12.682cm">
          <text:p text:style-name="P4">xennet_rx_interrupt</text:p>
          <text:p text:style-name="P4">queue[n].napi-&gt;poll=<text:span text:style-name="T8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5.866cm" svg:height="1.276cm" svg:x="26.508cm" svg:y="1.322cm">
          <draw:text-box>
            <text:p><text:span text:style-name="T4">xen-netfront</text:span></text:p>
          </draw:text-box>
        </draw:frame>
        <draw:frame draw:style-name="gr13" draw:text-style-name="P11" draw:layer="layout" svg:width="6.487cm" svg:height="1.673cm" svg:x="0.408cm" svg:y="12.246cm">
          <draw:text-box>
            <text:list text:style-name="L1">
              <text:list-item>
                <text:p>Consume Request</text:p>
              </text:list-item>
              <text:list-item>
                <text:p>Produce Response</text:p>
              </text:list-item>
            </text:list>
          </draw:text-box>
        </draw:frame>
        <draw:frame draw:style-name="gr14" draw:text-style-name="P11" draw:layer="layout" svg:width="6.876cm" svg:height="1.673cm" svg:x="26.309cm" svg:y="2.546cm">
          <draw:text-box>
            <text:list text:style-name="L1">
              <text:list-item>
                <text:p>Pre-produce request</text:p>
              </text:list-item>
              <text:list-item>
                <text:p>Consume response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5:00:52.249181248</dc:date>
    <meta:editing-duration>PT3H9S</meta:editing-duration>
    <meta:editing-cycles>240</meta:editing-cycles>
    <meta:generator>LibreOffice/5.1.4.2$Linux_X86_64 LibreOffice_project/10m0$Build-2</meta:generator>
    <meta:document-statistic meta:object-count="46"/>
  </office:meta>
</office:document-meta>
</file>